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font-name="Arial" style:font-name-complex="Arial" fo:font-weight="bold" style:font-weight-asian="bold" style:font-weight-complex="bold" fo:font-size="16pt" style:font-size-asian="16pt" style:font-size-complex="16pt" fo:language="en" fo:country="US"/>
    </style:style>
    <style:style style:name="T3" style:parent-style-name="Car.predefinitoparagrafo" style:family="text">
      <style:text-properties style:font-name="Arial" style:font-name-complex="Arial" fo:font-weight="bold" style:font-weight-asian="bold" style:font-weight-complex="bold" fo:font-size="16pt" style:font-size-asian="16pt" style:font-size-complex="16pt" fo:language="en" fo:country="US"/>
    </style:style>
    <style:style style:name="P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5" style:parent-style-name="Standard" style:family="paragraph">
      <style:text-properties style:font-name="Arial" style:font-name-complex="Arial" fo:language="en" fo:country="US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3" style:parent-style-name="Standard" style:family="paragraph">
      <style:text-properties style:font-name="Arial" style:font-name-complex="Arial" fo:language="en" fo:country="US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21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24" style:parent-style-name="Standard" style:family="paragraph">
      <style:text-properties style:font-name="Arial" style:font-name-complex="Arial" fo:font-style="italic" style:font-style-asian="italic" style:font-style-complex="italic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<text:span text:style-name="T2">Comandi</text:span><text:span text:style-name="T3"><text:s/>Script Bash</text:span></text:p>
      <text:p text:style-name="P4">export</text:p>
      <text:p text:style-name="P5">export varname=value</text:p>
      <text:p text:style-name="P6">Normalmente, lo scope della variabile è ristretta alla shell o allo script, ma utilizzando export la variabile è accessibile a ogni processo che si esegue sulla stessa shell. Esportare una variabile non la rende disponibile al processo genitore.</text:p>
      <text:p text:style-name="P7"/>
      <text:p text:style-name="P8">source</text:p>
      <text:p text:style-name="P9">source &lt;executable file&gt;</text:p>
      <text:p text:style-name="P10">Si utilizza al posto di “./” per eseguire uno script nella stessa shell (“./” crea una subshell).</text:p>
      <text:p text:style-name="P11"/>
      <text:p text:style-name="P12">read</text:p>
      <text:p text:style-name="P13">read &lt;var1&gt; … &lt;varn&gt;</text:p>
      <text:p text:style-name="P14">Legge da STDIN e inserisce nelle variabili</text:p>
      <text:p text:style-name="P15"/>
      <text:p text:style-name="P16">let</text:p>
      <text:p text:style-name="P17">let &lt;arithmetic expression&gt;</text:p>
      <text:p text:style-name="P18">Valuta l’espressione aritmetica invece di leggere come una stringa</text:p>
      <text:p text:style-name="P19">Esempio</text:p>
      <text:p text:style-name="P20">let a=2+5</text:p>
      <text:p text:style-name="P21">echo $a</text:p>
      <text:p text:style-name="P22">stampa 7, mentre</text:p>
      <text:p text:style-name="P23">a=2+5</text:p>
      <text:p text:style-name="P24">echo $a</text:p>
      <text:p text:style-name="P25">stampa 2+5</text:p>
      <text:p text:style-name="P26"/>
      <text:p text:style-name="P27">expr</text:p>
      <text:p text:style-name="P28">expr &lt;arithmetic expression&gt;</text:p>
      <text:p text:style-name="P29">È come let, ma invece di salvare il risultato in una variabile, stampa in stdout. Inoltre, si possono non mettere le virgolette.</text:p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renzo Feula</dc:creator>
    <meta:creation-date>2023-11-02T18:01:00Z</meta:creation-date>
    <dc:date>2023-11-02T21:53:00Z</dc:date>
    <meta:template xlink:href="Normal" xlink:type="simple"/>
    <meta:editing-cycles>3</meta:editing-cycles>
    <meta:editing-duration>PT1320S</meta:editing-duration>
    <meta:document-statistic meta:page-count="1" meta:paragraph-count="1" meta:word-count="123" meta:character-count="828" meta:row-count="5" meta:non-whitespace-character-count="706"/>
  </office:meta>
</office:document-meta>
</file>